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02ce8" officeooo:paragraph-rsid="00002ce8"/>
    </style:style>
    <style:style style:name="P2" style:family="paragraph" style:parent-style-name="Standard">
      <style:text-properties officeooo:rsid="00002ce8" officeooo:paragraph-rsid="00175db1"/>
    </style:style>
    <style:style style:name="P3" style:family="paragraph" style:parent-style-name="Standard">
      <style:text-properties officeooo:paragraph-rsid="00175db1"/>
    </style:style>
    <style:style style:name="P4" style:family="paragraph" style:parent-style-name="Standard">
      <style:text-properties officeooo:rsid="00175db1" officeooo:paragraph-rsid="00175db1"/>
    </style:style>
    <style:style style:name="P5" style:family="paragraph" style:parent-style-name="Standard">
      <style:text-properties officeooo:rsid="00175db1" officeooo:paragraph-rsid="003cf8f6"/>
    </style:style>
    <style:style style:name="P6" style:family="paragraph" style:parent-style-name="Standard">
      <style:text-properties officeooo:rsid="00616982" officeooo:paragraph-rsid="0047bbd0"/>
    </style:style>
    <style:style style:name="P7" style:family="paragraph" style:parent-style-name="Standard">
      <style:text-properties officeooo:rsid="006af1ec" officeooo:paragraph-rsid="006af1ec"/>
    </style:style>
    <style:style style:name="P8" style:family="paragraph" style:parent-style-name="Standard">
      <style:text-properties officeooo:rsid="006af1ec" officeooo:paragraph-rsid="006b84f0"/>
    </style:style>
    <style:style style:name="P9" style:family="paragraph" style:parent-style-name="Standard">
      <style:text-properties officeooo:rsid="006832bc" officeooo:paragraph-rsid="006af1ec"/>
    </style:style>
    <style:style style:name="P10" style:family="paragraph" style:parent-style-name="Standard">
      <style:text-properties officeooo:rsid="00026a16" officeooo:paragraph-rsid="006c9ca9"/>
    </style:style>
    <style:style style:name="P11" style:family="paragraph" style:parent-style-name="Standard">
      <style:text-properties officeooo:rsid="00165874" officeooo:paragraph-rsid="00165874"/>
    </style:style>
    <style:style style:name="P12" style:family="paragraph" style:parent-style-name="Standard">
      <style:text-properties officeooo:rsid="00165874" officeooo:paragraph-rsid="00729bca"/>
    </style:style>
    <style:style style:name="P13" style:family="paragraph" style:parent-style-name="Standard">
      <style:text-properties officeooo:rsid="00165874" officeooo:paragraph-rsid="00741e96"/>
    </style:style>
    <style:style style:name="P14" style:family="paragraph" style:parent-style-name="Standard">
      <style:text-properties officeooo:rsid="00741e96" officeooo:paragraph-rsid="00741e96"/>
    </style:style>
    <style:style style:name="P15" style:family="paragraph" style:parent-style-name="Standard">
      <style:text-properties officeooo:paragraph-rsid="00741e96"/>
    </style:style>
    <style:style style:name="P16" style:family="paragraph" style:parent-style-name="Standard">
      <style:text-properties officeooo:rsid="0067c862" officeooo:paragraph-rsid="007ef244"/>
    </style:style>
    <style:style style:name="P17" style:family="paragraph" style:parent-style-name="Standard">
      <style:text-properties officeooo:rsid="008c37be" officeooo:paragraph-rsid="008d5cae"/>
    </style:style>
    <style:style style:name="P18" style:family="paragraph" style:parent-style-name="Standard">
      <style:text-properties officeooo:rsid="008c37be" officeooo:paragraph-rsid="00a0718f"/>
    </style:style>
    <style:style style:name="P19" style:family="paragraph" style:parent-style-name="Standard">
      <style:text-properties officeooo:rsid="008c37be" officeooo:paragraph-rsid="00b2c7ae"/>
    </style:style>
    <style:style style:name="P20" style:family="paragraph" style:parent-style-name="Standard">
      <style:text-properties officeooo:rsid="008e6f5c" officeooo:paragraph-rsid="00916dd3"/>
    </style:style>
    <style:style style:name="P21" style:family="paragraph" style:parent-style-name="Standard">
      <style:text-properties officeooo:rsid="008e6f5c" officeooo:paragraph-rsid="009f1168"/>
    </style:style>
    <style:style style:name="P22" style:family="paragraph" style:parent-style-name="Standard">
      <style:text-properties officeooo:rsid="009c8e16" officeooo:paragraph-rsid="009c8e16"/>
    </style:style>
    <style:style style:name="P23" style:family="paragraph" style:parent-style-name="Standard">
      <style:text-properties officeooo:rsid="009e0bf5" officeooo:paragraph-rsid="00b3d3e1"/>
    </style:style>
    <style:style style:name="P24" style:family="paragraph" style:parent-style-name="Standard">
      <style:text-properties officeooo:rsid="009e0bf5" officeooo:paragraph-rsid="00b7eeab"/>
    </style:style>
    <style:style style:name="P25" style:family="paragraph" style:parent-style-name="Standard">
      <style:text-properties officeooo:rsid="00a0718f" officeooo:paragraph-rsid="00a0718f"/>
    </style:style>
    <style:style style:name="P26" style:family="paragraph" style:parent-style-name="Standard">
      <style:text-properties officeooo:rsid="00a0718f" officeooo:paragraph-rsid="00a8d9e5"/>
    </style:style>
    <style:style style:name="P27" style:family="paragraph" style:parent-style-name="Standard">
      <style:text-properties officeooo:rsid="00af9692" officeooo:paragraph-rsid="00b66924"/>
    </style:style>
    <style:style style:name="P28" style:family="paragraph" style:parent-style-name="Standard">
      <style:text-properties officeooo:rsid="00b3d3e1" officeooo:paragraph-rsid="00b3d3e1"/>
    </style:style>
    <style:style style:name="P29" style:family="paragraph" style:parent-style-name="Standard">
      <style:paragraph-properties fo:margin-left="0.4925in" fo:margin-right="0in" fo:text-indent="0in" style:auto-text-indent="false"/>
      <style:text-properties officeooo:rsid="0001129b" officeooo:paragraph-rsid="00165874"/>
    </style:style>
    <style:style style:name="P30" style:family="paragraph" style:parent-style-name="Standard">
      <style:paragraph-properties fo:margin-left="0.4925in" fo:margin-right="0in" fo:text-indent="0in" style:auto-text-indent="false"/>
      <style:text-properties officeooo:rsid="0001129b" officeooo:paragraph-rsid="0078e005"/>
    </style:style>
    <style:style style:name="P31" style:family="paragraph" style:parent-style-name="Standard">
      <style:paragraph-properties fo:margin-left="0in" fo:margin-right="0in" fo:text-indent="0in" style:auto-text-indent="false"/>
      <style:text-properties officeooo:rsid="00026a16" officeooo:paragraph-rsid="00165874"/>
    </style:style>
    <style:style style:name="P32" style:family="paragraph" style:parent-style-name="Standard">
      <style:paragraph-properties fo:margin-left="0in" fo:margin-right="0in" fo:text-indent="0in" style:auto-text-indent="false"/>
      <style:text-properties officeooo:rsid="00711229" officeooo:paragraph-rsid="00711229"/>
    </style:style>
    <style:style style:name="P33" style:family="paragraph" style:parent-style-name="Standard">
      <style:paragraph-properties fo:margin-left="0in" fo:margin-right="0in" fo:text-indent="0in" style:auto-text-indent="false"/>
      <style:text-properties officeooo:rsid="00032c95" officeooo:paragraph-rsid="00165874"/>
    </style:style>
    <style:style style:name="P34" style:family="paragraph" style:parent-style-name="Standard">
      <style:paragraph-properties fo:margin-left="0in" fo:margin-right="0in" fo:text-indent="0in" style:auto-text-indent="false"/>
      <style:text-properties officeooo:rsid="007525f6" officeooo:paragraph-rsid="00741e96"/>
    </style:style>
    <style:style style:name="P35" style:family="paragraph" style:parent-style-name="Standard">
      <style:text-properties fo:font-weight="normal" officeooo:rsid="008d5cae" officeooo:paragraph-rsid="00b019ca" style:font-weight-asian="normal" style:font-weight-complex="normal"/>
    </style:style>
    <style:style style:name="P36" style:family="paragraph" style:parent-style-name="Standard">
      <style:text-properties fo:font-weight="normal" officeooo:rsid="008d5cae" officeooo:paragraph-rsid="00d593e5" style:font-weight-asian="normal" style:font-weight-complex="normal"/>
    </style:style>
    <style:style style:name="P37" style:family="paragraph" style:parent-style-name="Standard">
      <style:text-properties fo:font-weight="normal" officeooo:rsid="0090eb0b" officeooo:paragraph-rsid="00916dd3" style:font-weight-asian="normal" style:font-weight-complex="normal"/>
    </style:style>
    <style:style style:name="P38" style:family="paragraph" style:parent-style-name="Standard">
      <style:text-properties fo:font-weight="normal" officeooo:rsid="00c3da84" officeooo:paragraph-rsid="00c3da84" style:font-weight-asian="normal" style:font-weight-complex="normal"/>
    </style:style>
    <style:style style:name="P39" style:family="paragraph" style:parent-style-name="Standard">
      <style:text-properties fo:font-weight="normal" officeooo:rsid="00c51dcb" officeooo:paragraph-rsid="00c51dcb" style:font-weight-asian="normal" style:font-weight-complex="normal"/>
    </style:style>
    <style:style style:name="P40" style:family="paragraph" style:parent-style-name="Standard">
      <style:text-properties fo:font-weight="normal" officeooo:rsid="00d4bbcc" officeooo:paragraph-rsid="00d71a16" style:font-weight-asian="normal" style:font-weight-complex="normal"/>
    </style:style>
    <style:style style:name="P41" style:family="paragraph" style:parent-style-name="Standard">
      <style:text-properties fo:font-style="normal" fo:font-weight="normal" officeooo:rsid="00b66924" officeooo:paragraph-rsid="00b66924" style:font-style-asian="normal" style:font-weight-asian="normal" style:font-style-complex="normal" style:font-weight-complex="normal"/>
    </style:style>
    <style:style style:name="P42" style:family="paragraph" style:parent-style-name="Standard">
      <style:text-properties fo:font-style="normal" officeooo:rsid="009e0bf5" officeooo:paragraph-rsid="008d5cae" style:font-style-asian="normal" style:font-style-complex="normal"/>
    </style:style>
    <style:style style:name="P43" style:family="paragraph" style:parent-style-name="Standard">
      <style:text-properties officeooo:rsid="007ef244" officeooo:paragraph-rsid="007ef244"/>
    </style:style>
    <style:style style:name="P44" style:family="paragraph" style:parent-style-name="Standard">
      <style:text-properties officeooo:rsid="008c37be" officeooo:paragraph-rsid="00c542b9"/>
    </style:style>
    <style:style style:name="P45" style:family="paragraph" style:parent-style-name="Standard">
      <style:text-properties officeooo:rsid="008c37be" officeooo:paragraph-rsid="00d593e5"/>
    </style:style>
    <style:style style:name="P46" style:family="paragraph" style:parent-style-name="Standard">
      <style:text-properties officeooo:rsid="008c37be" officeooo:paragraph-rsid="00d6972a"/>
    </style:style>
    <style:style style:name="P47" style:family="paragraph" style:parent-style-name="Standard">
      <style:text-properties officeooo:rsid="008c37be" officeooo:paragraph-rsid="00d71a16"/>
    </style:style>
    <style:style style:name="P48" style:family="paragraph" style:parent-style-name="Standard">
      <style:text-properties officeooo:rsid="008c37be" officeooo:paragraph-rsid="00da3725"/>
    </style:style>
    <style:style style:name="P49" style:family="paragraph" style:parent-style-name="Standard">
      <style:text-properties officeooo:rsid="008e6f5c" officeooo:paragraph-rsid="009f1168"/>
    </style:style>
    <style:style style:name="P50" style:family="paragraph" style:parent-style-name="Standard">
      <style:text-properties officeooo:rsid="008e6f5c" officeooo:paragraph-rsid="00d51843"/>
    </style:style>
    <style:style style:name="P51" style:family="paragraph" style:parent-style-name="Standard">
      <style:text-properties officeooo:rsid="008e6f5c" officeooo:paragraph-rsid="00da3725"/>
    </style:style>
    <style:style style:name="P52" style:family="paragraph" style:parent-style-name="Standard">
      <style:text-properties officeooo:rsid="00c51dcb" officeooo:paragraph-rsid="00c51dcb"/>
    </style:style>
    <style:style style:name="P53" style:family="paragraph" style:parent-style-name="Standard">
      <style:text-properties officeooo:rsid="00c6cc2e" officeooo:paragraph-rsid="00c6cc2e"/>
    </style:style>
    <style:style style:name="P54" style:family="paragraph" style:parent-style-name="Standard">
      <style:text-properties officeooo:rsid="00c6cc2e" officeooo:paragraph-rsid="00c98c8a"/>
    </style:style>
    <style:style style:name="P55" style:family="paragraph" style:parent-style-name="Standard">
      <style:text-properties officeooo:rsid="00c6cc2e" officeooo:paragraph-rsid="00a0718f"/>
    </style:style>
    <style:style style:name="P56" style:family="paragraph" style:parent-style-name="Standard">
      <style:text-properties officeooo:paragraph-rsid="00ab4758"/>
    </style:style>
    <style:style style:name="P57" style:family="paragraph" style:parent-style-name="Standard">
      <style:text-properties officeooo:paragraph-rsid="00bc5f5f"/>
    </style:style>
    <style:style style:name="P58" style:family="paragraph" style:parent-style-name="Standard">
      <style:text-properties officeooo:rsid="00b7eeab"/>
    </style:style>
    <style:style style:name="P59" style:family="paragraph" style:parent-style-name="Standard">
      <style:text-properties officeooo:rsid="00b7eeab" officeooo:paragraph-rsid="00b7eeab"/>
    </style:style>
    <style:style style:name="P60" style:family="paragraph" style:parent-style-name="Standard">
      <style:text-properties officeooo:rsid="00d073bb" officeooo:paragraph-rsid="00d073bb"/>
    </style:style>
    <style:style style:name="P61" style:family="paragraph" style:parent-style-name="Standard">
      <style:paragraph-properties fo:margin-left="0.4925in" fo:margin-right="0in" fo:text-indent="0in" style:auto-text-indent="false"/>
      <style:text-properties officeooo:rsid="00711229" officeooo:paragraph-rsid="0078e005"/>
    </style:style>
    <style:style style:name="P62" style:family="paragraph" style:parent-style-name="Standard">
      <style:paragraph-properties fo:margin-left="0in" fo:margin-right="0in" fo:text-indent="0in" style:auto-text-indent="false"/>
      <style:text-properties officeooo:rsid="00711229" officeooo:paragraph-rsid="00d20737"/>
    </style:style>
    <style:style style:name="P63" style:family="paragraph" style:parent-style-name="Standard">
      <style:paragraph-properties fo:margin-left="0in" fo:margin-right="0in" fo:text-indent="0in" style:auto-text-indent="false"/>
      <style:text-properties officeooo:rsid="00165874" officeooo:paragraph-rsid="00711229"/>
    </style:style>
    <style:style style:name="T1" style:family="text">
      <style:text-properties officeooo:rsid="00175db1"/>
    </style:style>
    <style:style style:name="T2" style:family="text">
      <style:text-properties fo:font-weight="bold" style:font-weight-asian="bold" style:font-weight-complex="bold"/>
    </style:style>
    <style:style style:name="T3" style:family="text">
      <style:text-properties fo:font-weight="bold" officeooo:rsid="008f8f74" style:font-weight-asian="bold" style:font-weight-complex="bold"/>
    </style:style>
    <style:style style:name="T4" style:family="text">
      <style:text-properties fo:font-weight="bold" officeooo:rsid="00936e04" style:font-weight-asian="bold" style:font-weight-complex="bold"/>
    </style:style>
    <style:style style:name="T5" style:family="text">
      <style:text-properties fo:font-weight="bold" officeooo:rsid="00989476" style:font-weight-asian="bold" style:font-weight-complex="bold"/>
    </style:style>
    <style:style style:name="T6" style:family="text">
      <style:text-properties fo:font-weight="bold" officeooo:rsid="009f1168" style:font-weight-asian="bold" style:font-weight-complex="bold"/>
    </style:style>
    <style:style style:name="T7" style:family="text">
      <style:text-properties fo:font-weight="bold" officeooo:rsid="009f8342" style:font-weight-asian="bold" style:font-weight-complex="bold"/>
    </style:style>
    <style:style style:name="T8" style:family="text">
      <style:text-properties fo:font-weight="bold" officeooo:rsid="00a0718f" style:font-weight-asian="bold" style:font-weight-complex="bold"/>
    </style:style>
    <style:style style:name="T9" style:family="text">
      <style:text-properties fo:font-weight="bold" officeooo:rsid="00a1b42d" style:font-weight-asian="bold" style:font-weight-complex="bold"/>
    </style:style>
    <style:style style:name="T10" style:family="text">
      <style:text-properties fo:font-weight="bold" officeooo:rsid="00a8d9e5" style:font-weight-asian="bold" style:font-weight-complex="bold"/>
    </style:style>
    <style:style style:name="T11" style:family="text">
      <style:text-properties fo:font-weight="bold" officeooo:rsid="00ab4758" style:font-weight-asian="bold" style:font-weight-complex="bold"/>
    </style:style>
    <style:style style:name="T12" style:family="text">
      <style:text-properties fo:font-weight="bold" officeooo:rsid="00b8b117" style:font-weight-asian="bold" style:font-weight-complex="bold"/>
    </style:style>
    <style:style style:name="T13" style:family="text">
      <style:text-properties fo:font-weight="bold" officeooo:rsid="00bb16b9" style:font-weight-asian="bold" style:font-weight-complex="bold"/>
    </style:style>
    <style:style style:name="T14" style:family="text">
      <style:text-properties fo:font-weight="bold" officeooo:rsid="00bb1818" style:font-weight-asian="bold" style:font-weight-complex="bold"/>
    </style:style>
    <style:style style:name="T15" style:family="text">
      <style:text-properties fo:font-weight="bold" officeooo:rsid="00c6cc2e" style:font-weight-asian="bold" style:font-weight-complex="bold"/>
    </style:style>
    <style:style style:name="T16" style:family="text">
      <style:text-properties fo:font-weight="bold" officeooo:rsid="00c76a91" style:font-weight-asian="bold" style:font-weight-complex="bold"/>
    </style:style>
    <style:style style:name="T17" style:family="text">
      <style:text-properties fo:font-weight="bold" officeooo:rsid="00c98c8a" style:font-weight-asian="bold" style:font-weight-complex="bold"/>
    </style:style>
    <style:style style:name="T18" style:family="text">
      <style:text-properties officeooo:rsid="003cf8f6"/>
    </style:style>
    <style:style style:name="T19" style:family="text">
      <style:text-properties officeooo:rsid="006af1ec"/>
    </style:style>
    <style:style style:name="T20" style:family="text">
      <style:text-properties officeooo:rsid="00711229"/>
    </style:style>
    <style:style style:name="T21" style:family="text">
      <style:text-properties officeooo:rsid="00720b29"/>
    </style:style>
    <style:style style:name="T22" style:family="text">
      <style:text-properties officeooo:rsid="00741e96"/>
    </style:style>
    <style:style style:name="T23" style:family="text">
      <style:text-properties officeooo:rsid="0076051b"/>
    </style:style>
    <style:style style:name="T24" style:family="text">
      <style:text-properties officeooo:rsid="00771995"/>
    </style:style>
    <style:style style:name="T25" style:family="text">
      <style:text-properties officeooo:rsid="0079f3e0"/>
    </style:style>
    <style:style style:name="T26" style:family="text">
      <style:text-properties officeooo:rsid="007a907a"/>
    </style:style>
    <style:style style:name="T27" style:family="text">
      <style:text-properties officeooo:rsid="007bbae0"/>
    </style:style>
    <style:style style:name="T28" style:family="text">
      <style:text-properties officeooo:rsid="007d42f8"/>
    </style:style>
    <style:style style:name="T29" style:family="text">
      <style:text-properties fo:font-weight="normal" style:font-weight-asian="normal" style:font-weight-complex="normal"/>
    </style:style>
    <style:style style:name="T30" style:family="text">
      <style:text-properties fo:font-weight="normal" officeooo:rsid="008d5cae" style:font-weight-asian="normal" style:font-weight-complex="normal"/>
    </style:style>
    <style:style style:name="T31" style:family="text">
      <style:text-properties fo:font-weight="normal" officeooo:rsid="008ecfa0" style:font-weight-asian="normal" style:font-weight-complex="normal"/>
    </style:style>
    <style:style style:name="T32" style:family="text">
      <style:text-properties fo:font-weight="normal" officeooo:rsid="008f8f74" style:font-weight-asian="normal" style:font-weight-complex="normal"/>
    </style:style>
    <style:style style:name="T33" style:family="text">
      <style:text-properties fo:font-weight="normal" officeooo:rsid="0090eb0b" style:font-weight-asian="normal" style:font-weight-complex="normal"/>
    </style:style>
    <style:style style:name="T34" style:family="text">
      <style:text-properties fo:font-weight="normal" officeooo:rsid="00913033" style:font-weight-asian="normal" style:font-weight-complex="normal"/>
    </style:style>
    <style:style style:name="T35" style:family="text">
      <style:text-properties fo:font-weight="normal" officeooo:rsid="00916dd3" style:font-weight-asian="normal" style:font-weight-complex="normal"/>
    </style:style>
    <style:style style:name="T36" style:family="text">
      <style:text-properties fo:font-weight="normal" officeooo:rsid="00936e04" style:font-weight-asian="normal" style:font-weight-complex="normal"/>
    </style:style>
    <style:style style:name="T37" style:family="text">
      <style:text-properties fo:font-weight="normal" officeooo:rsid="0094a0c2" style:font-weight-asian="normal" style:font-weight-complex="normal"/>
    </style:style>
    <style:style style:name="T38" style:family="text">
      <style:text-properties fo:font-weight="normal" officeooo:rsid="009603d8" style:font-weight-asian="normal" style:font-weight-complex="normal"/>
    </style:style>
    <style:style style:name="T39" style:family="text">
      <style:text-properties fo:font-weight="normal" officeooo:rsid="0096ceb0" style:font-weight-asian="normal" style:font-weight-complex="normal"/>
    </style:style>
    <style:style style:name="T40" style:family="text">
      <style:text-properties fo:font-weight="normal" officeooo:rsid="00989476" style:font-weight-asian="normal" style:font-weight-complex="normal"/>
    </style:style>
    <style:style style:name="T41" style:family="text">
      <style:text-properties fo:font-weight="normal" officeooo:rsid="009a82c0" style:font-weight-asian="normal" style:font-weight-complex="normal"/>
    </style:style>
    <style:style style:name="T42" style:family="text">
      <style:text-properties fo:font-weight="normal" officeooo:rsid="009db7df" style:font-weight-asian="normal" style:font-weight-complex="normal"/>
    </style:style>
    <style:style style:name="T43" style:family="text">
      <style:text-properties fo:font-weight="normal" officeooo:rsid="009f1168" style:font-weight-asian="normal" style:font-weight-complex="normal"/>
    </style:style>
    <style:style style:name="T44" style:family="text">
      <style:text-properties fo:font-weight="normal" officeooo:rsid="009f8342" style:font-weight-asian="normal" style:font-weight-complex="normal"/>
    </style:style>
    <style:style style:name="T45" style:family="text">
      <style:text-properties fo:font-weight="normal" officeooo:rsid="00a0718f" style:font-weight-asian="normal" style:font-weight-complex="normal"/>
    </style:style>
    <style:style style:name="T46" style:family="text">
      <style:text-properties fo:font-weight="normal" officeooo:rsid="00a1b42d" style:font-weight-asian="normal" style:font-weight-complex="normal"/>
    </style:style>
    <style:style style:name="T47" style:family="text">
      <style:text-properties fo:font-weight="normal" officeooo:rsid="00a47b48" style:font-weight-asian="normal" style:font-weight-complex="normal"/>
    </style:style>
    <style:style style:name="T48" style:family="text">
      <style:text-properties fo:font-weight="normal" officeooo:rsid="00a5f4a9" style:font-weight-asian="normal" style:font-weight-complex="normal"/>
    </style:style>
    <style:style style:name="T49" style:family="text">
      <style:text-properties fo:font-weight="normal" officeooo:rsid="00a7509a" style:font-weight-asian="normal" style:font-weight-complex="normal"/>
    </style:style>
    <style:style style:name="T50" style:family="text">
      <style:text-properties fo:font-weight="normal" officeooo:rsid="00a878e5" style:font-weight-asian="normal" style:font-weight-complex="normal"/>
    </style:style>
    <style:style style:name="T51" style:family="text">
      <style:text-properties fo:font-weight="normal" officeooo:rsid="00a8d9e5" style:font-weight-asian="normal" style:font-weight-complex="normal"/>
    </style:style>
    <style:style style:name="T52" style:family="text">
      <style:text-properties fo:font-weight="normal" officeooo:rsid="00ab4758" style:font-weight-asian="normal" style:font-weight-complex="normal"/>
    </style:style>
    <style:style style:name="T53" style:family="text">
      <style:text-properties fo:font-weight="normal" officeooo:rsid="00ac470d" style:font-weight-asian="normal" style:font-weight-complex="normal"/>
    </style:style>
    <style:style style:name="T54" style:family="text">
      <style:text-properties fo:font-weight="normal" officeooo:rsid="00bb16b9" style:font-weight-asian="normal" style:font-weight-complex="normal"/>
    </style:style>
    <style:style style:name="T55" style:family="text">
      <style:text-properties fo:font-weight="normal" officeooo:rsid="00bb1818" style:font-weight-asian="normal" style:font-weight-complex="normal"/>
    </style:style>
    <style:style style:name="T56" style:family="text">
      <style:text-properties fo:font-weight="normal" officeooo:rsid="00bc5f5f" style:font-weight-asian="normal" style:font-weight-complex="normal"/>
    </style:style>
    <style:style style:name="T57" style:family="text">
      <style:text-properties fo:font-weight="normal" officeooo:rsid="00bd7350" style:font-weight-asian="normal" style:font-weight-complex="normal"/>
    </style:style>
    <style:style style:name="T58" style:family="text">
      <style:text-properties fo:font-weight="normal" officeooo:rsid="00c3da84" style:font-weight-asian="normal" style:font-weight-complex="normal"/>
    </style:style>
    <style:style style:name="T59" style:family="text">
      <style:text-properties fo:font-weight="normal" officeooo:rsid="00c542b9" style:font-weight-asian="normal" style:font-weight-complex="normal"/>
    </style:style>
    <style:style style:name="T60" style:family="text">
      <style:text-properties fo:font-weight="normal" officeooo:rsid="00c6cc2e" style:font-weight-asian="normal" style:font-weight-complex="normal"/>
    </style:style>
    <style:style style:name="T61" style:family="text">
      <style:text-properties fo:font-weight="normal" officeooo:rsid="00c81b6b" style:font-weight-asian="normal" style:font-weight-complex="normal"/>
    </style:style>
    <style:style style:name="T62" style:family="text">
      <style:text-properties fo:font-weight="normal" officeooo:rsid="00c98c8a" style:font-weight-asian="normal" style:font-weight-complex="normal"/>
    </style:style>
    <style:style style:name="T63" style:family="text">
      <style:text-properties fo:font-weight="normal" officeooo:rsid="00cc581d" style:font-weight-asian="normal" style:font-weight-complex="normal"/>
    </style:style>
    <style:style style:name="T64" style:family="text">
      <style:text-properties fo:font-weight="normal" officeooo:rsid="00cf7078" style:font-weight-asian="normal" style:font-weight-complex="normal"/>
    </style:style>
    <style:style style:name="T65" style:family="text">
      <style:text-properties fo:font-weight="normal" officeooo:rsid="00d4bbcc" style:font-weight-asian="normal" style:font-weight-complex="normal"/>
    </style:style>
    <style:style style:name="T66" style:family="text">
      <style:text-properties fo:font-weight="normal" officeooo:rsid="00d51843" style:font-weight-asian="normal" style:font-weight-complex="normal"/>
    </style:style>
    <style:style style:name="T67" style:family="text">
      <style:text-properties fo:font-weight="normal" officeooo:rsid="00d6972a" style:font-weight-asian="normal" style:font-weight-complex="normal"/>
    </style:style>
    <style:style style:name="T68" style:family="text">
      <style:text-properties fo:font-weight="normal" officeooo:rsid="00d71a16" style:font-weight-asian="normal" style:font-weight-complex="normal"/>
    </style:style>
    <style:style style:name="T69" style:family="text">
      <style:text-properties fo:font-weight="normal" officeooo:rsid="00d88530" style:font-weight-asian="normal" style:font-weight-complex="normal"/>
    </style:style>
    <style:style style:name="T70" style:family="text">
      <style:text-properties fo:font-weight="normal" officeooo:rsid="00da3725" style:font-weight-asian="normal" style:font-weight-complex="normal"/>
    </style:style>
    <style:style style:name="T71" style:family="text">
      <style:text-properties fo:font-style="italic" style:font-style-asian="italic" style:font-style-complex="italic"/>
    </style:style>
    <style:style style:name="T72" style:family="text">
      <style:text-properties fo:font-style="italic" officeooo:rsid="009e0bf5" style:font-style-asian="italic" style:font-style-complex="italic"/>
    </style:style>
    <style:style style:name="T73" style:family="text">
      <style:text-properties fo:font-style="italic" officeooo:rsid="00b3d3e1" style:font-style-asian="italic" style:font-style-complex="italic"/>
    </style:style>
    <style:style style:name="T74" style:family="text">
      <style:text-properties fo:font-style="italic" officeooo:rsid="00ab4758" style:font-style-asian="italic" style:font-style-complex="italic"/>
    </style:style>
    <style:style style:name="T75" style:family="text">
      <style:text-properties fo:font-style="italic" officeooo:rsid="00bbfed9" style:font-style-asian="italic" style:font-style-complex="italic"/>
    </style:style>
    <style:style style:name="T76" style:family="text">
      <style:text-properties fo:font-style="italic" officeooo:rsid="00c204d2" style:font-style-asian="italic" style:font-style-complex="italic"/>
    </style:style>
    <style:style style:name="T77" style:family="text">
      <style:text-properties fo:font-style="italic" officeooo:rsid="00bb16b9" style:font-style-asian="italic" style:font-style-complex="italic"/>
    </style:style>
    <style:style style:name="T78" style:family="text">
      <style:text-properties fo:font-style="italic" officeooo:rsid="00cc581d" style:font-style-asian="italic" style:font-style-complex="italic"/>
    </style:style>
    <style:style style:name="T79" style:family="text">
      <style:text-properties fo:font-style="italic" officeooo:rsid="00d51843" style:font-style-asian="italic" style:font-style-complex="italic"/>
    </style:style>
    <style:style style:name="T80" style:family="text">
      <style:text-properties fo:font-style="italic" officeooo:rsid="00d71a16" style:font-style-asian="italic" style:font-style-complex="italic"/>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fo:font-style="italic" fo:font-weight="normal" officeooo:rsid="009e0bf5" style:font-style-asian="italic" style:font-weight-asian="normal" style:font-style-complex="italic" style:font-weight-complex="normal"/>
    </style:style>
    <style:style style:name="T83" style:family="text">
      <style:text-properties fo:font-style="italic" fo:font-weight="normal" officeooo:rsid="00b06145" style:font-style-asian="italic" style:font-weight-asian="normal" style:font-style-complex="italic" style:font-weight-complex="normal"/>
    </style:style>
    <style:style style:name="T84" style:family="text">
      <style:text-properties fo:font-style="italic" fo:font-weight="normal" officeooo:rsid="00b7eeab" style:font-style-asian="italic" style:font-weight-asian="normal" style:font-style-complex="italic" style:font-weight-complex="normal"/>
    </style:style>
    <style:style style:name="T85" style:family="text">
      <style:text-properties officeooo:rsid="00913033"/>
    </style:style>
    <style:style style:name="T86" style:family="text">
      <style:text-properties officeooo:rsid="009e0bf5"/>
    </style:style>
    <style:style style:name="T87" style:family="text">
      <style:text-properties fo:font-style="normal" officeooo:rsid="00ae14e3" style:font-style-asian="normal" style:font-style-complex="normal"/>
    </style:style>
    <style:style style:name="T88" style:family="text">
      <style:text-properties fo:font-style="normal" officeooo:rsid="009e0bf5" style:font-style-asian="normal" style:font-style-complex="normal"/>
    </style:style>
    <style:style style:name="T89" style:family="text">
      <style:text-properties fo:font-style="normal" officeooo:rsid="00b5797c" style:font-style-asian="normal" style:font-style-complex="normal"/>
    </style:style>
    <style:style style:name="T90" style:family="text">
      <style:text-properties fo:font-style="normal" officeooo:rsid="00b66924" style:font-style-asian="normal" style:font-style-complex="normal"/>
    </style:style>
    <style:style style:name="T91" style:family="text">
      <style:text-properties fo:font-style="normal" officeooo:rsid="00bbfed9" style:font-style-asian="normal" style:font-style-complex="normal"/>
    </style:style>
    <style:style style:name="T92" style:family="text">
      <style:text-properties fo:font-style="normal" officeooo:rsid="00c042ef" style:font-style-asian="normal" style:font-style-complex="normal"/>
    </style:style>
    <style:style style:name="T93" style:family="text">
      <style:text-properties fo:font-style="normal" officeooo:rsid="00c204d2" style:font-style-asian="normal" style:font-style-complex="normal"/>
    </style:style>
    <style:style style:name="T94" style:family="text">
      <style:text-properties fo:font-style="normal" officeooo:rsid="00d1ba43" style:font-style-asian="normal" style:font-style-complex="normal"/>
    </style:style>
    <style:style style:name="T95" style:family="text">
      <style:text-properties fo:font-style="normal" officeooo:rsid="00d51843" style:font-style-asian="normal" style:font-style-complex="normal"/>
    </style:style>
    <style:style style:name="T96" style:family="text">
      <style:text-properties fo:font-style="normal" officeooo:rsid="00d71a16"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9e0bf5" style:font-style-asian="normal" style:font-weight-asian="normal" style:font-style-complex="normal" style:font-weight-complex="normal"/>
    </style:style>
    <style:style style:name="T99" style:family="text">
      <style:text-properties fo:font-style="normal" fo:font-weight="normal" officeooo:rsid="00b06145" style:font-style-asian="normal" style:font-weight-asian="normal" style:font-style-complex="normal" style:font-weight-complex="normal"/>
    </style:style>
    <style:style style:name="T100" style:family="text">
      <style:text-properties fo:font-style="normal" fo:font-weight="normal" officeooo:rsid="00b66924" style:font-style-asian="normal" style:font-weight-asian="normal" style:font-style-complex="normal" style:font-weight-complex="normal"/>
    </style:style>
    <style:style style:name="T101" style:family="text">
      <style:text-properties fo:font-style="normal" fo:font-weight="normal" officeooo:rsid="00b7b2e5" style:font-style-asian="normal" style:font-weight-asian="normal" style:font-style-complex="normal" style:font-weight-complex="normal"/>
    </style:style>
    <style:style style:name="T102" style:family="text">
      <style:text-properties fo:font-style="normal" fo:font-weight="normal" officeooo:rsid="00b7eeab" style:font-style-asian="normal" style:font-weight-asian="normal" style:font-style-complex="normal" style:font-weight-complex="normal"/>
    </style:style>
    <style:style style:name="T103" style:family="text">
      <style:text-properties fo:font-style="normal" fo:font-weight="normal" officeooo:rsid="00c204d2" style:font-style-asian="normal" style:font-weight-asian="normal" style:font-style-complex="normal" style:font-weight-complex="normal"/>
    </style:style>
    <style:style style:name="T104" style:family="text">
      <style:text-properties fo:font-style="normal" fo:font-weight="normal" officeooo:rsid="00ab4758" style:font-style-asian="normal" style:font-weight-asian="normal" style:font-style-complex="normal" style:font-weight-complex="normal"/>
    </style:style>
    <style:style style:name="T105" style:family="text">
      <style:text-properties fo:font-style="normal" fo:font-weight="normal" officeooo:rsid="00cc581d" style:font-style-asian="normal" style:font-weight-asian="normal" style:font-style-complex="normal" style:font-weight-complex="normal"/>
    </style:style>
    <style:style style:name="T106" style:family="text">
      <style:text-properties fo:font-style="normal" fo:font-weight="bold" officeooo:rsid="00b06145" style:font-style-asian="normal" style:font-weight-asian="bold" style:font-style-complex="normal" style:font-weight-complex="bold"/>
    </style:style>
    <style:style style:name="T107" style:family="text">
      <style:text-properties fo:font-style="normal" fo:font-weight="bold" officeooo:rsid="00ab4758" style:font-style-asian="normal" style:font-weight-asian="bold" style:font-style-complex="normal" style:font-weight-complex="bold"/>
    </style:style>
    <style:style style:name="T108" style:family="text">
      <style:text-properties officeooo:rsid="00ab4758"/>
    </style:style>
    <style:style style:name="T109" style:family="text">
      <style:text-properties officeooo:rsid="00b3d3e1"/>
    </style:style>
    <style:style style:name="T110" style:family="text">
      <style:text-properties officeooo:rsid="00b5797c"/>
    </style:style>
    <style:style style:name="T111" style:family="text">
      <style:text-properties officeooo:rsid="00b66924"/>
    </style:style>
    <style:style style:name="T112" style:family="text">
      <style:text-properties officeooo:rsid="00b7b2e5"/>
    </style:style>
    <style:style style:name="T113" style:family="text">
      <style:text-properties officeooo:rsid="00b8b117"/>
    </style:style>
    <style:style style:name="T114" style:family="text">
      <style:text-properties officeooo:rsid="00ba75d4"/>
    </style:style>
    <style:style style:name="T115" style:family="text">
      <style:text-properties officeooo:rsid="00bb16b9"/>
    </style:style>
    <style:style style:name="T116" style:family="text">
      <style:text-properties officeooo:rsid="00bd7350"/>
    </style:style>
    <style:style style:name="T117" style:family="text">
      <style:text-properties officeooo:rsid="00c204d2"/>
    </style:style>
    <style:style style:name="T118" style:family="text">
      <style:text-properties officeooo:rsid="008c37be"/>
    </style:style>
    <style:style style:name="T119" style:family="text">
      <style:text-properties officeooo:rsid="00c542b9"/>
    </style:style>
    <style:style style:name="T120" style:family="text">
      <style:text-properties officeooo:rsid="00ca1527"/>
    </style:style>
    <style:style style:name="T121" style:family="text">
      <style:text-properties officeooo:rsid="00d20737"/>
    </style:style>
    <style:style style:name="T122" style:family="text">
      <style:text-properties officeooo:rsid="00d51843"/>
    </style:style>
    <style:style style:name="T123" style:family="text">
      <style:text-properties officeooo:rsid="00d593e5"/>
    </style:style>
    <style:style style:name="T124" style:family="text">
      <style:text-properties style:font-name="Liberation Serif" fo:font-weight="normal" officeooo:rsid="008d5cae" style:font-weight-asian="normal" style:font-weight-complex="normal"/>
    </style:style>
    <style:style style:name="T125" style:family="text">
      <style:text-properties style:font-name="Liberation Serif" fo:font-weight="normal" officeooo:rsid="00d6972a" style:font-weight-asian="normal" style:font-weight-complex="normal"/>
    </style:style>
    <style:style style:name="T126" style:family="text">
      <style:text-properties officeooo:rsid="00d6972a"/>
    </style:style>
    <style:style style:name="T127" style:family="text">
      <style:text-properties officeooo:rsid="00d71a16"/>
    </style:style>
    <style:style style:name="T128" style:family="text">
      <style:text-properties officeooo:rsid="00da3725"/>
    </style:style>
    <style:style style:name="T129" style:family="text">
      <style:text-properties officeooo:rsid="00db3d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utonomous <text:span text:style-name="T123">SQL Server </text:span>Development and Testing </text:p>
      <text:p text:style-name="Subtitle"><text:span text:style-name="T123">Why and How Every App could be better by using </text:span>SQL Server for Linux in Containers on <text:span text:style-name="T123">a </text:span>Linux <text:span text:style-name="T123">Computer</text:span></text:p>
      <text:p text:style-name="P47"><text:span text:style-name="T85">Running a SQL Server Instance in a Container using the “Official” Image that Microsoft maintains on dockerhub.com from download to ready for restore is truly only a moment away. <text:s/></text:span></text:p>
      <text:p text:style-name="P47"/>
      <text:p text:style-name="P48"><text:span text:style-name="T85">Two terminal commands can </text:span><text:span text:style-name="T56">produce</text:span><text:span text:style-name="T47"> a SQL Server. </text:span><text:span text:style-name="T68">R</text:span><text:span text:style-name="T65">unning </text:span><text:span text:style-name="T70">and</text:span><text:span text:style-name="T65"> </text:span><text:span text:style-name="T70">l</text:span><text:span text:style-name="T47">istening </text:span><text:span text:style-name="T67">on a</text:span><text:span text:style-name="T65"> host </text:span><text:span text:style-name="T67">port </text:span><text:span text:style-name="T70">and </text:span><text:span text:style-name="T67">a</text:span><text:span text:style-name="T68">s well </text:span><text:span text:style-name="T70">bridged to the </text:span><text:span text:style-name="T65">IP </text:span><text:span text:style-name="T70">network</text:span><text:span text:style-name="T65"> </text:span><text:span text:style-name="T70">of the Docker Container Engine.</text:span><text:span text:style-name="T30">. </text:span><text:span text:style-name="T41"><text:s text:c="2"/></text:span></text:p>
      <text:p text:style-name="P47"><text:span text:style-name="T85"><text:s/></text:span></text:p>
      <text:p text:style-name="P46"><text:span text:style-name="T85"><text:tab/>&gt; </text:span><text:span text:style-name="T124">docker pull</text:span></text:p>
      <text:p text:style-name="P45"><text:span text:style-name="T124"><text:tab/></text:span><text:span text:style-name="T125">&gt; </text:span><text:span text:style-name="T124">docker run</text:span></text:p>
      <text:p text:style-name="P45"><text:span text:style-name="T30"/></text:p>
      <text:p text:style-name="P36"><text:span text:style-name="T41"/></text:p>
      <text:p text:style-name="P40"><text:span text:style-name="T128">Granted, there can be a ton of arguments fed to both commands. Yet, t</text:span>here is <text:span text:style-name="T127">nothing presented below that deviates </text:span>from that <text:span text:style-name="T129">desired </text:span>finished state. The<text:span text:style-name="T127">re is only the</text:span> miracle that everything - <text:span text:style-name="T122">t</text:span>he code base, the data stores, network <text:span text:style-name="T126">topology</text:span>, <text:span text:style-name="T126">etc.</text:span> - <text:span text:style-name="T127">can be</text:span> usable and <text:span text:style-name="T126">accurately</text:span> simulat<text:span text:style-name="T126">e</text:span> <text:span text:style-name="T127">a live topology delivering an environment for Development or Testing that is correct, maintainable, </text:span><text:span text:style-name="T79">fully portable</text:span><text:span text:style-name="T95"> </text:span><text:span text:style-name="T96">and</text:span><text:span text:style-name="T80"> </text:span><text:span text:style-name="T96">oh so easy to use.</text:span><text:span text:style-name="T79"> </text:span><text:span text:style-name="T122"><text:s text:c="6"/></text:span></text:p>
      <text:p text:style-name="P35"/>
      <text:p text:style-name="P38">Once <text:span text:style-name="T129">the SQL Server</text:span> image is <text:span text:style-name="T122">pulled from the dockerhub.com repo</text:span> each new container created from it is but a few seconds away. <text:span text:style-name="T122">It actually t</text:span>akes longer for <text:span text:style-name="T122">the system </text:span>databases to recover at startup than anything else. Since the <text:span text:style-name="T129">new </text:span>Image has only the four system databases, starting a new Container and it’s SQL Server <text:span text:style-name="T129">Container</text:span> is quick<text:span text:style-name="T122">er than any other SQL Server start I can recall.</text:span> </text:p>
      <text:p text:style-name="P35"/>
      <text:p text:style-name="P20"><text:span text:style-name="T68">This is about how to r</text:span><text:span text:style-name="T56">e</text:span><text:span text:style-name="T29">tain </text:span><text:span text:style-name="T41">this </text:span><text:span text:style-name="T29">simplicity as the SQL Server version/</text:span><text:span text:style-name="T32">patch</text:span><text:span text:style-name="T29"> changes and </text:span><text:span text:style-name="T34">the </text:span><text:span text:style-name="T29">application </text:span><text:span text:style-name="T38">simultaneously bares</text:span><text:span text:style-name="T31"> iterations of development</text:span><text:span text:style-name="T32">. </text:span><text:span text:style-name="T68">Every</text:span><text:span text:style-name="T47"> </text:span><text:span text:style-name="T68">software</text:span><text:span text:style-name="T32"> development effort has it’s own way of doing things </text:span><text:span text:style-name="T68">so it</text:span><text:span text:style-name="T47"> is </text:span><text:span text:style-name="T68">of utmost </text:span><text:span text:style-name="T47">import</text:span><text:span text:style-name="T68">ance</text:span><text:span text:style-name="T32"> </text:span><text:span text:style-name="T47">t</text:span><text:span text:style-name="T33">h</text:span><text:span text:style-name="T47">at extant</text:span><text:span text:style-name="T33"> </text:span><text:span text:style-name="T34">development </text:span><text:span text:style-name="T33">effort</text:span><text:span text:style-name="T47">s</text:span><text:span text:style-name="T33"> </text:span><text:span text:style-name="T68">are</text:span><text:span text:style-name="T33"> </text:span><text:span text:style-name="T68">sweetened</text:span><text:span text:style-name="T33"> rather than</text:span><text:span text:style-name="T47"> </text:span><text:span text:style-name="T68">soured</text:span><text:span text:style-name="T33"> </text:span><text:span text:style-name="T68">when</text:span><text:span text:style-name="T33"> </text:span><text:span text:style-name="T37">mixing </text:span><text:span text:style-name="T33">containers</text:span><text:span text:style-name="T38"> </text:span><text:span text:style-name="T33">in</text:span><text:span text:style-name="T37">to</text:span><text:span text:style-name="T33"> th</text:span><text:span text:style-name="T35">e</text:span><text:span text:style-name="T33"> </text:span><text:span text:style-name="T58">life-cycle</text:span><text:span text:style-name="T33"> soup. </text:span><text:span text:style-name="T47">As </text:span><text:span text:style-name="T58">is</text:span><text:span text:style-name="T47"> true for most things </text:span><text:span text:style-name="T69">in life</text:span><text:span text:style-name="T47">, a poor</text:span><text:span text:style-name="T58">ly conceived</text:span><text:span text:style-name="T47"> </text:span><text:span text:style-name="T68">recipe</text:span><text:span text:style-name="T47"> assures </text:span><text:span text:style-name="T68">pizza</text:span><text:span text:style-name="T47">. With a well reasoned plan, Development and Regression Testing </text:span><text:span text:style-name="T66">can</text:span><text:span text:style-name="T57"> </text:span><text:span text:style-name="T69">be done </text:span><text:span text:style-name="T57">reliab</text:span><text:span text:style-name="T69">ly</text:span><text:span text:style-name="T57"> </text:span><text:span text:style-name="T69">in an</text:span><text:span text:style-name="T57"> accurate reproduc</text:span><text:span text:style-name="T69">tion of</text:span><text:span text:style-name="T57"> the live environment </text:span><text:span text:style-name="T69">that will</text:span><text:span text:style-name="T57"> better facilitate the iterative process already in use, and easily adapt</text:span><text:span text:style-name="T58"> to</text:span><text:span text:style-name="T57"> </text:span><text:span text:style-name="T66">the</text:span><text:span text:style-name="T69"> local varieties of </text:span><text:span text:style-name="T66">ever-present </text:span><text:span text:style-name="T57">change.</text:span></text:p>
      <text:p text:style-name="P37"/>
      <text:p text:style-name="P51"><text:span text:style-name="T58">A</text:span><text:span text:style-name="T33"> prescriptive </text:span><text:span text:style-name="T58">one-size-fits-all</text:span><text:span text:style-name="T33"> </text:span><text:span text:style-name="T69">or</text:span><text:span text:style-name="T33"> </text:span><text:span text:style-name="T58">highly </text:span><text:span text:style-name="T33">generalized container based </text:span><text:span text:style-name="T41">SQL Server for Linux on Linux </text:span><text:span text:style-name="T33">development </text:span><text:span text:style-name="T69">paradigm</text:span><text:span text:style-name="T34"> </text:span><text:span text:style-name="T41">won’t </text:span><text:span text:style-name="T69">help so much</text:span><text:span text:style-name="T41"> </text:span><text:span text:style-name="T69">simply </text:span><text:span text:style-name="T41">because </text:span><text:span text:style-name="T69">every tool</text:span><text:span text:style-name="T37"> </text:span><text:span text:style-name="T69">carries the expectation</text:span><text:span text:style-name="T37"> to be used as designed. </text:span><text:span text:style-name="T70">Open Source t</text:span><text:span text:style-name="T41">ools</text:span><text:span text:style-name="T69"> made to</text:span><text:span text:style-name="T41"> </text:span><text:span text:style-name="T69">do what they are needed for and </text:span><text:span text:style-name="T41">are stable </text:span><text:span text:style-name="T70">are </text:span><text:span text:style-name="T38">preferred. </text:span><text:span text:style-name="T70">These</text:span><text:span text:style-name="T38"> </text:span><text:span text:style-name="T69">are </text:span><text:span text:style-name="T38">easily </text:span><text:span text:style-name="T69">extended</text:span><text:span text:style-name="T38"> to do precisely what is needed to facilitate</text:span><text:span text:style-name="T48"> </text:span><text:span text:style-name="T40">development and testing </text:span><text:span text:style-name="T70">excellence</text:span><text:span text:style-name="T38">. </text:span></text:p>
      <text:p text:style-name="P50"><text:span text:style-name="T38"/></text:p>
      <text:p text:style-name="P50"><text:span text:style-name="T58">S</text:span><text:span text:style-name="T43">ince t</text:span><text:span text:style-name="T39">here is no </text:span><text:span text:style-name="T40">coding </text:span><text:span text:style-name="T39">platform more widely </text:span><text:span text:style-name="T41">familiar</text:span><text:span text:style-name="T39"> to developers and administrators for </text:span><text:span text:style-name="T40">automation</text:span><text:span text:style-name="T39"> tooling than Javascript </text:span><text:span text:style-name="T43">and because </text:span><text:span text:style-name="T39">t</text:span><text:span text:style-name="T37">he</text:span><text:span text:style-name="T36"> </text:span><text:span text:style-name="T4">Node.js</text:span><text:span text:style-name="T35"> </text:span><text:span text:style-name="T36">event loop is </text:span><text:span text:style-name="T37">the bee’s knees </text:span><text:span text:style-name="T39">for</text:span><text:span text:style-name="T41"> </text:span><text:span text:style-name="T66">state machine </text:span><text:span text:style-name="T39">automation </text:span><text:span text:style-name="T41">tools</text:span><text:span text:style-name="T43"> </text:span><text:span text:style-name="T58">a Node.js solution is ideal for building a development practice that does what you need from a working template. </text:span></text:p>
      <text:p text:style-name="P21"><text:span text:style-name="T36"/></text:p>
      <text:p text:style-name="P52"><text:soft-page-break/><text:span text:style-name="T64">T</text:span><text:span text:style-name="T29">h</text:span><text:span text:style-name="T64">is</text:span><text:span text:style-name="T29"> is a tool that runs on a Linux OS running the Docker Container Engine host. Obviously, Node.js on the host is also necessary. </text:span><text:span text:style-name="T64">And for password and TLS</text:span><text:span text:style-name="T59"> encryption OpenSSL is also expected.</text:span><text:span text:style-name="T29"> <text:s text:c="5"/></text:span></text:p>
      <text:p text:style-name="P21"><text:span text:style-name="T36"/></text:p>
      <text:p text:style-name="P39"><text:span text:style-name="T119">Installing the tool will pull a few packages from NPM:</text:span> </text:p>
      <text:p text:style-name="P25"><text:span text:style-name="T29"><text:tab/></text:span><text:span text:style-name="T10">chalk</text:span><text:span text:style-name="T51"> - terminal </text:span><text:span text:style-name="T59">string styling</text:span></text:p>
      <text:p text:style-name="P18"><text:span text:style-name="T3"><text:tab/>dockerode -</text:span><text:span text:style-name="T32"> Docker API</text:span><text:span text:style-name="T33"> </text:span></text:p>
      <text:p text:style-name="P44"><text:span text:style-name="T5"><text:tab/>mssql - </text:span><text:span text:style-name="T40">SQL Server </text:span><text:span text:style-name="T64">driver for tedious.js</text:span><text:span text:style-name="T40"> </text:span><text:span text:style-name="T59">(Microsoft </text:span><text:span text:style-name="T64">maintained</text:span><text:span text:style-name="T59">)</text:span><text:span text:style-name="T40"> </text:span></text:p>
      <text:p text:style-name="P18"><text:span text:style-name="T6"><text:tab/>vorpal</text:span><text:span text:style-name="T40"> – </text:span><text:span text:style-name="T59">interactive CLI </text:span><text:span text:style-name="T53"><text:s text:c="2"/></text:span></text:p>
      <text:p text:style-name="P19"><text:span text:style-name="T8"><text:tab/>n</text:span><text:span text:style-name="T7">edb -</text:span><text:span text:style-name="T64"> query store and audit logging</text:span></text:p>
      <text:p text:style-name="P44"><text:span text:style-name="T44"><text:tab/></text:span><text:span text:style-name="T8">SQLPad</text:span><text:span text:style-name="T44"> - query </text:span><text:span text:style-name="T49">server</text:span><text:span text:style-name="T44"> </text:span><text:span text:style-name="T59">for the browser</text:span><text:span text:style-name="T53"> </text:span><text:span text:style-name="T44">with </text:span><text:span text:style-name="T49">tabular output <text:s/>and </text:span><text:span text:style-name="T44">chart</text:span><text:span text:style-name="T49">s</text:span></text:p>
      <text:p text:style-name="P25"><text:span text:style-name="T46"><text:tab/></text:span><text:span text:style-name="T9">external-editor</text:span><text:span text:style-name="T46"> – </text:span><text:span text:style-name="T51">text </text:span><text:span text:style-name="T64">editor launcher</text:span></text:p>
      <text:p text:style-name="P25"><text:span text:style-name="T46"><text:tab/></text:span><text:span text:style-name="T9">get-port</text:span><text:span text:style-name="T46"> – </text:span><text:span text:style-name="T64">assure unique </text:span><text:span text:style-name="T51">local ports</text:span></text:p>
      <text:p text:style-name="P26"><text:span text:style-name="T46"><text:tab/></text:span><text:span text:style-name="T9">pretty-data</text:span><text:span text:style-name="T46"> - </text:span><text:span text:style-name="T59">render </text:span><text:span text:style-name="T51">JSON </text:span></text:p>
      <text:p text:style-name="P55"><text:span text:style-name="T50"/></text:p>
      <text:p text:style-name="P54"><text:span text:style-name="T50">O</text:span><text:span text:style-name="T29">nce installed configuration</text:span><text:span text:style-name="T61">s</text:span><text:span text:style-name="T52"> </text:span><text:span text:style-name="T61">may </text:span><text:span text:style-name="T29">need </text:span><text:span text:style-name="T61">to be adjusted</text:span><text:span text:style-name="T29"> for </text:span><text:span text:style-name="T61">local system compatibility</text:span><text:span text:style-name="T29">.</text:span></text:p>
      <text:p text:style-name="P54"><text:span text:style-name="T61">T</text:span><text:span text:style-name="T29">he following </text:span><text:span text:style-name="T2">config.json</text:span><text:span text:style-name="T29"> keys </text:span><text:span text:style-name="T61">may need to be </text:span><text:span text:style-name="T64">s</text:span><text:span text:style-name="T61">et to values supported by the host computer.</text:span></text:p>
      <text:p text:style-name="P53"><text:span text:style-name="T29"/></text:p>
      <text:p text:style-name="P53"><text:span text:style-name="T29"><text:s/><text:tab/></text:span><text:span text:style-name="T16">cli.e</text:span><text:span text:style-name="T14">ditor</text:span><text:span text:style-name="T55">: </text:span><text:span text:style-name="T63">App to use </text:span><text:span text:style-name="T29">to e</text:span><text:span text:style-name="T46">dit buffered query text. </text:span><text:span text:style-name="T10">emacs</text:span><text:span text:style-name="T51">, </text:span><text:span text:style-name="T8">vim</text:span><text:span text:style-name="T45"> </text:span><text:span text:style-name="T46">(default), </text:span><text:span text:style-name="T11">bluefish</text:span><text:span text:style-name="T46"> </text:span><text:span text:style-name="T29">or most any text editor included with the operating system that accepts</text:span><text:span text:style-name="T50"> </text:span><text:span text:style-name="T54">text</text:span><text:span text:style-name="T50"> </text:span><text:span text:style-name="T29">as the first argument when started from the terminal and </text:span><text:span text:style-name="T52">return</text:span><text:span text:style-name="T29">s the edited text on stdout. Editors already in the user’s $PATH are preferred </text:span><text:span text:style-name="T64">for simplicity</text:span><text:span text:style-name="T29">. Otherwise the </text:span><text:span text:style-name="T2">editor</text:span><text:span text:style-name="T29"> </text:span><text:span text:style-name="T63">setting</text:span><text:span text:style-name="T29"> </text:span><text:span text:style-name="T63">will </text:span><text:span text:style-name="T29">need to include the full path </text:span><text:span text:style-name="T63">of the executable named</text:span><text:span text:style-name="T29">.</text:span><text:span text:style-name="T50"> </text:span><text:span text:style-name="T45"><text:s text:c="3"/></text:span></text:p>
      <text:p text:style-name="P56"><text:span text:style-name="T55"><text:tab/></text:span><text:span text:style-name="T16">cli.</text:span><text:span text:style-name="T14">IDE</text:span><text:span text:style-name="T55">: </text:span><text:span text:style-name="T63">App to </text:span><text:span text:style-name="T60">use to e</text:span><text:span text:style-name="T49">dit</text:span><text:span text:style-name="T48"> </text:span><text:span text:style-name="T60">source </text:span><text:span text:style-name="T55">file</text:span><text:span text:style-name="T60">s across the project.</text:span><text:span text:style-name="T55"> </text:span><text:span text:style-name="T9">Atom</text:span><text:span text:style-name="T46">, </text:span><text:span text:style-name="T9">VSCode</text:span><text:span text:style-name="T46">*,</text:span><text:span text:style-name="T54"> </text:span><text:span text:style-name="T13">bluefish, </text:span><text:span text:style-name="T14">emacs</text:span><text:span text:style-name="T46"> </text:span><text:span text:style-name="T60">and </text:span><text:span text:style-name="T15">vim</text:span><text:span text:style-name="T60"> are </text:span><text:span text:style-name="T64">known</text:span><text:span text:style-name="T60"> to work. </text:span><text:span text:style-name="T64">Alm</text:span><text:span text:style-name="T60">ost any </text:span><text:span text:style-name="T64">editor</text:span><text:span text:style-name="T60"> that opens a </text:span><text:span text:style-name="T50"><text:s/></text:span><text:span text:style-name="T60">fully qualified </text:span><text:span text:style-name="T52">filename </text:span><text:span text:style-name="T60">when presented as the first argument when started from the terminal will do. Again, as with the </text:span><text:span text:style-name="T15">editor</text:span><text:span text:style-name="T60">, IDE’s already in the user’s $PATH are preferred. </text:span><text:span text:style-name="T115">Many editors open with a filename or text argument but there are IDEs that simply don’t accept text as the first positional argument. That is the main reason for two similar keys. Often, both will work with the same editor. For example, </text:span><text:span text:style-name="T2">vim</text:span><text:span text:style-name="T29">, </text:span><text:span text:style-name="T60">which is already on most Linux systems</text:span><text:span text:style-name="T115"> will load a file or text for edit so is the default for both in the config.json. (Even if it </text:span><text:span text:style-name="T77">is</text:span><text:span text:style-name="T115"> an insult to vim to call it an IDE. And oh, by the way, there is a vim page in the cheatsheet in case the user opens vim and can’t figure out how to get out.) </text:span></text:p>
      <text:p text:style-name="P17"/>
      <text:p text:style-name="P57"><text:span text:style-name="T118">*re: </text:span><text:span text:style-name="T11">SQLOPS</text:span><text:span text:style-name="T108"> The alpha does not accept </text:span><text:span text:style-name="T91">files or text</text:span><text:span text:style-name="T75"> as</text:span><text:span text:style-name="T74"> </text:span><text:span text:style-name="T78">the first positional </text:span><text:span text:style-name="T108">arg (yet?) but may eventually behave about like </text:span><text:span text:style-name="T11">VSCode</text:span><text:span text:style-name="T108"> - else simply become a </text:span><text:span text:style-name="T11">VSCode</text:span><text:span text:style-name="T108"> add-in - and would likely make a preferred query editor given the superficial Van Gogh incantation present (graphical SHOWPLAN) and other SQL Server integration. </text:span><text:span text:style-name="T52">JSON</text:span><text:span text:style-name="T108"> is already nicely done in </text:span><text:span text:style-name="T11">SQLOPS</text:span><text:span text:style-name="T104"> </text:span><text:span text:style-name="T105">and</text:span><text:span text:style-name="T107"> </text:span><text:span text:style-name="T108">it is also </text:span><text:span text:style-name="T74">possible</text:span><text:span text:style-name="T108"> to edit and save any text file in a New Query window, but by no stretch of the imagination is </text:span><text:span text:style-name="T11">SQLOPS</text:span><text:span text:style-name="T108"> an IDE for javascript source any more than is </text:span><text:span text:style-name="T11">vim</text:span><text:span text:style-name="T108">, </text:span><text:span text:style-name="T11">emacs</text:span><text:span text:style-name="T108">, </text:span><text:span text:style-name="T11">gedit,</text:span><text:span text:style-name="T108"> </text:span><text:span text:style-name="T11">kwrite </text:span><text:span text:style-name="T62">or</text:span><text:span text:style-name="T17"> pico/nano</text:span><text:span text:style-name="T108">. <text:s text:c="3"/></text:span></text:p>
      <text:p text:style-name="P57"/>
      <text:h text:style-name="Heading_20_3" text:outline-level="3">Mapping Local SQL Server for Linux Containers</text:h>
      <text:p text:style-name="P24">The unit of <text:span text:style-name="T111">operation of </text:span><text:span text:style-name="T2">SQL Server for Linux</text:span> in our context is the <text:span text:style-name="T71">Instance</text:span>. <text:span text:style-name="T109">An </text:span><text:span text:style-name="T73">Instance</text:span><text:span text:style-name="T109"> is a SQL Server </text:span><text:span text:style-name="T73">Container</text:span><text:span text:style-name="T109"> that listens at port 1433 over a docker bridge assigned IP and, simultaneously on an assigned port of the docker host – the machine where this app runs.. <text:s/></text:span><text:s/></text:p>
      <text:p text:style-name="P23"/>
      <text:p text:style-name="P28">The unit of download is a <text:span text:style-name="T86">Docker </text:span><text:span text:style-name="T72">Image </text:span><text:span text:style-name="T88">pulled from the dockerhub.com </text:span><text:span text:style-name="T90">using the Docker Container Engine. </text:span><text:span text:style-name="T89">The</text:span><text:span text:style-name="T87"> </text:span><text:span text:style-name="T88">Engine </text:span><text:span text:style-name="T90">is</text:span><text:span text:style-name="T88"> </text:span><text:span text:style-name="T89">sometimes referred to simply as docker: to say ‘docker is installed’ is to say the</text:span><text:span text:style-name="T87"> ‘</text:span><text:span text:style-name="T88">Docker C</text:span><text:span text:style-name="T87">ontainer</text:span><text:span text:style-name="T88"> Engine</text:span><text:span text:style-name="T89"> is installed’</text:span><text:span text:style-name="T88">. </text:span><text:span text:style-name="T92">SQL Server Developer Edition is in the</text:span><text:span text:style-name="T93"> </text:span><text:span text:style-name="T76">microsoft/mssql-server-linux </text:span><text:span text:style-name="T93">repo on dockerhub. Other releases are available in the store, and the Developer Edition can later be changed to another product level at any time. See Microsoft’s SQL Server for Linux online </text:span><text:soft-page-break/><text:span text:style-name="T93">documentation for full </text:span><text:span text:style-name="T94">download and </text:span><text:span text:style-name="T93">licensing details. </text:span><text:span text:style-name="T94">In this app, only the repo mentioned has been used. Authentication login at the dockerhub is not required to pull this one. </text:span></text:p>
      <text:p text:style-name="P42"/>
      <text:p text:style-name="P27"><text:span text:style-name="T112">Downloaded </text:span>Images <text:span text:style-name="T110">are</text:span> unique by _id <text:span text:style-name="T117">(guid) when the container is examined using docker API</text:span>. <text:span text:style-name="T111">For offline uses like development and test,</text:span> <text:span text:style-name="T111">a</text:span>s many SQL Server <text:span text:style-name="T71">Containers</text:span> as will fit on available storage can be created from one <text:span text:style-name="T81">Image</text:span><text:span text:style-name="T97"> </text:span><text:span text:style-name="T100">and</text:span><text:span text:style-name="T97"> </text:span><text:span text:style-name="T100">a</text:span><text:span text:style-name="T97">s many </text:span><text:span text:style-name="T81">Containers</text:span><text:span text:style-name="T97"> as </text:span><text:span text:style-name="T101">host</text:span><text:span text:style-name="T97"> RAM might support can be started. </text:span><text:span text:style-name="T101">X</text:span></text:p>
      <text:p text:style-name="P41"/>
      <text:p text:style-name="P27"><text:span text:style-name="T100">The CLI connects to one SQL Server at a time. </text:span><text:span text:style-name="T98">The </text:span><text:span text:style-name="T82">Instance</text:span><text:span text:style-name="T98"> to which the CLI is currently connected </text:span><text:span text:style-name="T103">we</text:span><text:span text:style-name="T97"> distinguished</text:span><text:span text:style-name="T98"> as the </text:span><text:span text:style-name="T82">Target</text:span><text:span text:style-name="T98">. </text:span><text:span text:style-name="T99">For each </text:span><text:span text:style-name="T83">Target </text:span><text:span text:style-name="T99">attached to the CLI in the current application session, a new pool of connections is allocated. Since </text:span><text:span text:style-name="T106">mssql</text:span><text:span text:style-name="T99"> pools are client-side </text:span><text:span text:style-name="T102">metas</text:span><text:span text:style-name="T99"> until a connection is </text:span><text:span text:style-name="T102">opened</text:span><text:span text:style-name="T99"> </text:span><text:span text:style-name="T102">by</text:span><text:span text:style-name="T99"> submit</text:span><text:span text:style-name="T102">ting</text:span><text:span text:style-name="T99"> a query, </text:span><text:span text:style-name="T102">all</text:span><text:span text:style-name="T99"> pool</text:span><text:span text:style-name="T103">s</text:span><text:span text:style-name="T99"> </text:span><text:span text:style-name="T102">created since the application was started</text:span><text:span text:style-name="T99"> </text:span><text:span text:style-name="T102">are</text:span><text:span text:style-name="T99"> kept around until the application exits once allocated </text:span><text:span text:style-name="T102">and can be reused by returning the CLI to that </text:span><text:span text:style-name="T84">Target</text:span><text:span text:style-name="T99">.</text:span></text:p>
      <text:p text:style-name="P58"/>
      <text:p text:style-name="P59"><text:span text:style-name="T116">Since the Docker API exposes Container state as it changes the javascript map allows the . </text:span>The CLI builds <text:span text:style-name="T120">a </text:span>map <text:span text:style-name="T113">of </text:span>the <text:span text:style-name="T113">Docker</text:span> Image, Container, <text:span text:style-name="T113">and the </text:span><text:span text:style-name="T12">mssql</text:span><text:span text:style-name="T113"> </text:span>Pools on the <text:span text:style-name="T113">docker into a catalog of all things sourced from the configured dockerhub repo.</text:span></text:p>
      <text:p text:style-name="P59"/>
      <text:p text:style-name="P60">The map is the application’s core. <text:s text:c="2"/></text:p>
      <text:h text:style-name="Heading_20_3" text:outline-level="3"/>
      <text:h text:style-name="Heading_20_3" text:outline-level="3"/>
      <text:h text:style-name="Heading_20_3" text:outline-level="3">Using the CLI</text:h>
      <text:p text:style-name="P22">Stand-alone Terminal CLI can be used from the terminal of VSCode or SQLOps, or the embedded SQLPad server <text:span text:style-name="T114">can be used for</text:span> <text:span text:style-name="T114">saveable </text:span>quer<text:span text:style-name="T114">ies</text:span> and chart<text:span text:style-name="T114">s</text:span> in a Chromium browser. <text:tab/></text:p>
      <text:p text:style-name="P16"/>
      <text:p text:style-name="P22">Reliance on documented ECMAScript and core <text:span text:style-name="T2">Node.js</text:span><text:span text:style-name="T29"> modules to mitigate javascript fragmentation. </text:span><text:span text:style-name="T42">Only NPM sourced packages in common usage are included. <text:s/></text:span><text:span text:style-name="T29"><text:s/></text:span><text:s text:c="2"/></text:p>
      <text:p text:style-name="P16"/>
      <text:p text:style-name="P43">Connect to every SQL Server Instance over the host’s Docker Container Engine’s VLAN or through the hosts’s sqlpal assigned local port on host mapped to 1433 in each container. Use the VLAN as you will. Connect applications, a SQLPad server, or not at all. Use the local port on the host when managing containers, SQL backup/restore, credential management, etc. </text:p>
      <text:p text:style-name="P8"/>
      <text:p text:style-name="P8">Manage containers, <text:span text:style-name="T26">backup/restore </text:span>databases, and <text:span text:style-name="T27">apply </text:span>crypto <text:span text:style-name="T24">credentials</text:span> <text:span text:style-name="T28">with ease</text:span> </text:p>
      <text:p text:style-name="P7">Set your application to use the SQL Server’s via the Docker Container Engine daemon’s virtual subnet </text:p>
      <text:p text:style-name="P7">Connect with SQLOPs <text:s/>to either the virtual subnet or a sqlpal managed port on the Docker host </text:p>
      <text:p text:style-name="P9"><text:span text:style-name="T19">Use the embedded</text:span> SQLPad <text:span text:style-name="T19">server for web </text:span>browser <text:span text:style-name="T19">SQL Server access via the subnet or the host ports </text:span></text:p>
      <text:p text:style-name="P6"/>
      <text:p text:style-name="P10"/>
      <text:p text:style-name="P61"><text:tab/>Docker Container Engine </text:p>
      <text:p text:style-name="P61"><text:tab/>Node.js </text:p>
      <text:p text:style-name="P30"><text:span text:style-name="T20">mssql-tools </text:span><text:s/>- <text:span text:style-name="T25">sqlcmd, bcp and Microsoft ODBC drivers</text:span></text:p>
      <text:p text:style-name="P29"/>
      <text:p text:style-name="P15"><text:span text:style-name="T23">While the running Distro’s repository is the probably the best source when installing Node.js and Docker, there is useful reference information for each that may be worth a look even before choosing a distro</text:span>: </text:p>
      <text:p text:style-name="P15"><text:soft-page-break/><text:tab/><text:tab/><text:a xlink:type="simple" xlink:href="https://nodejs.org/en/download/package-manager/" text:style-name="Internet_20_link" text:visited-style-name="Visited_20_Internet_20_Link">https://nodejs.org/en/download/package-manager/</text:a> </text:p>
      <text:p text:style-name="P15"><text:tab/><text:tab/>-and-</text:p>
      <text:p text:style-name="P15"><text:tab/><text:tab/><text:a xlink:type="simple" xlink:href="https://docs.docker.com/engine/installation/#supported-platforms" text:style-name="Internet_20_link" text:visited-style-name="Visited_20_Internet_20_Link">https://docs.docker.com/engine/installation/#supported-platforms</text:a></text:p>
      <text:p text:style-name="P34"/>
      <text:p text:style-name="P33"><text:tab/></text:p>
      <text:p text:style-name="P31"/>
      <text:p text:style-name="P32">Then use bash to </text:p>
      <text:p text:style-name="P32">Create a folder</text:p>
      <text:p text:style-name="P32"><text:tab/>&gt; md sqlpal</text:p>
      <text:p text:style-name="P32"/>
      <text:p text:style-name="P62"><text:span text:style-name="T121">Clone</text:span> – <text:span text:style-name="T121">or copy-paste the </text:span>–<text:span text:style-name="T121"> this</text:span> github project <text:span text:style-name="T121">to that folder</text:span> <text:s/><text:span text:style-name="T121"><text:s/></text:span></text:p>
      <text:p text:style-name="P63"/>
      <text:p text:style-name="P11">config.folder.store</text:p>
      <text:p text:style-name="P11"/>
      <text:p text:style-name="P14">Once a package.json is in place, get the included packages from NPM </text:p>
      <text:p text:style-name="P13"><text:tab/><text:span text:style-name="T21">&gt; </text:span>npm <text:span text:style-name="T22">update </text:span><text:tab/></text:p>
      <text:p text:style-name="P13"><text:tab/><text:span text:style-name="T21">&gt; </text:span>npm install<text:tab/></text:p>
      <text:p text:style-name="P12"><text:tab/><text:span text:style-name="T21">&gt; </text:span>npm start</text:p>
      <text:p text:style-name="P12"/>
      <text:p text:style-name="P12"/>
      <text:p text:style-name="P12"/>
      <text:p text:style-name="P12">When complete, SQL Server will be <text:span text:style-name="T1">running in a Docker instance and the sqlpal CLI prompt indicating the host port where the application is listening. <text:s/></text:span></text:p>
      <text:p text:style-name="Standard"/>
      <text:p text:style-name="P3"/>
      <text:p text:style-name="Standard"/>
      <text:p text:style-name="P4"/>
      <text:p text:style-name="P5">Including mssql-tools <text:span text:style-name="T18">(sqlcmd, bcp, etc.)</text:span> in addition to the node-mssql <text:span text:style-name="T18">(aka <text:s/>mssql) NPM packaged </text:span>SQL Server driver <text:span text:style-name="T18">provides per query tabular (sqlcmd) or JSON (mssql) rendering. For example, a multi-column query will usually render as tabular data coming through SQLCMD and as an array of JSON row objects through the node-mssql driver. </text:span></text:p>
      <text:p text:style-name="P5"/>
      <text:p text:style-name="P5"><text:span text:style-name="T18">This means that mssql-tools are necessary</text:span> <text:span text:style-name="T18">for app distribution</text:span>. <text:span text:style-name="T18">Installation of the Node.js will bring along the NPM sourced dependencies. However, mssql-tools is not <text:s/></text:span><text:s/><text:span text:style-name="T18"><text:s text:c="2"/></text:span><text:s text:c="3"/></text:p>
      <text:p text:style-name="P2"/>
      <text:p text:style-name="P1">(./docs/cheatsheet.html) for some cribs when not connected to the 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7:14:24.766147832</meta:creation-date>
    <dc:date>2018-05-06T14:00:54.770494240</dc:date>
    <meta:editing-duration>P6DT22H43M39S</meta:editing-duration>
    <meta:editing-cycles>15</meta:editing-cycles>
    <meta:generator>LibreOffice/6.0.3.2$Linux_X86_64 LibreOffice_project/00m0$Build-2</meta:generator>
    <meta:document-statistic meta:table-count="0" meta:image-count="0" meta:object-count="0" meta:page-count="4" meta:paragraph-count="64" meta:word-count="1640" meta:character-count="9966" meta:non-whitespace-character-count="8269"/>
  </office:meta>
</office:document-meta>
</file>